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text-position="" style:font-name="Calibri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alibri"/>
      <style:map style:condition="cell-content()=&quot;Yes&quot;" style:apply-style-name="Untitled1" style:base-cell-address="'Fallout 3 GOTY mods'.C49"/>
      <style:map style:condition="cell-content()=&quot;No&quot;" style:apply-style-name="Untitled2" style:base-cell-address="'Fallout 3 GOTY mods'.C49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alibri"/>
      <style:map style:condition="cell-content()=&quot;Yes&quot;" style:apply-style-name="Untitled1" style:base-cell-address="'Fallout 3 GOTY mods'.C51"/>
      <style:map style:condition="cell-content()=&quot;No&quot;" style:apply-style-name="Untitled2" style:base-cell-address="'Fallout 3 GOTY mods'.C5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alibri"/>
      <style:map style:condition="cell-content()=&quot;Yes&quot;" style:apply-style-name="Untitled1" style:base-cell-address="'Fallout 3 GOTY mods'.C52"/>
      <style:map style:condition="cell-content()=&quot;No&quot;" style:apply-style-name="Untitled2" style:base-cell-address="'Fallout 3 GOTY mods'.C5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2" style:family="table-cell" style:parent-style-name="Default">
      <style:table-cell-properties fo:background-color="#99cc99"/>
      <style:text-properties style:text-position=""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style:font-name="Calibri"/>
    </style:style>
    <style:style style:name="ce4" style:family="table-cell" style:parent-style-name="Default">
      <style:table-cell-properties fo:background-color="#ccffcc"/>
      <style:text-properties style:text-position=""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Calibri"/>
    </style:style>
    <style:style style:name="ce6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text-position=""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text-position=""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Calibri"/>
      <style:map style:condition="cell-content()=&quot;Yes&quot;" style:apply-style-name="Untitled1" style:base-cell-address="'Fallout 3 GOTY mods'.C47"/>
      <style:map style:condition="cell-content()=&quot;No&quot;" style:apply-style-name="Untitled2" style:base-cell-address="'Fallout 3 GOTY mods'.C47"/>
    </style:style>
    <style:style style:name="ce26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32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47"/>
      <style:map style:condition="cell-content()=&quot;No&quot;" style:apply-style-name="Untitled2" style:base-cell-address="'Fallout 3 GOTY mods'.C47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49"/>
      <style:map style:condition="cell-content()=&quot;No&quot;" style:apply-style-name="Untitled2" style:base-cell-address="'Fallout 3 GOTY mods'.C49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1"/>
      <style:map style:condition="cell-content()=&quot;No&quot;" style:apply-style-name="Untitled2" style:base-cell-address="'Fallout 3 GOTY mods'.C51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2"/>
      <style:map style:condition="cell-content()=&quot;No&quot;" style:apply-style-name="Untitled2" style:base-cell-address="'Fallout 3 GOTY mods'.C52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6"/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7" office:value-type="string" calcext:value-type="string">
            <text:p>Installed?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A Note Easily Missed</text:p>
          </table:table-cell>
          <table:table-cell office:value-type="string" calcext:value-type="string">
            <text:p><text:a xlink:href="http://www.nexusmods.com/fallout3/mods/4730/?" xlink:type="simple">http://www.nexusmods.com/fallout3/mods/4730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www.nexusmods.com/fallout3/mods/15886/?" xlink:type="simple">http://www.nexusmods.com/fallout3/mods/15886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?" xlink:type="simple">http://www.nexusmods.com/fallout3/mods/12602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 Evening With Mister Manchester</text:p>
          </table:table-cell>
          <table:table-cell office:value-type="string" calcext:value-type="string">
            <text:p><text:a xlink:href="http://www.nexusmods.com/fallout3/mods/5630/?" xlink:type="simple">http://www.nexusmods.com/fallout3/mods/5630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ards of Fallout</text:p>
          </table:table-cell>
          <table:table-cell office:value-type="string" calcext:value-type="string">
            <text:p><text:a xlink:href="http://www.nexusmods.com/fallout3/mods/18622/?" xlink:type="simple">http://www.nexusmods.com/fallout3/mods/18622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Booze</text:p>
          </table:table-cell>
          <table:table-cell office:value-type="string" calcext:value-type="string">
            <text:p><text:a xlink:href="http://www.nexusmods.com/fallout3/mods/626/?" xlink:type="simple">http://www.nexusmods.com/fallout3/mods/626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Game Performance</text:p>
          </table:table-cell>
          <table:table-cell office:value-type="string" calcext:value-type="string">
            <text:p><text:a xlink:href="http://www.nexusmods.com/fallout3/mods/13520/?" xlink:type="simple">http://www.nexusmods.com/fallout3/mods/13520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Res Skill Books</text:p>
          </table:table-cell>
          <table:table-cell office:value-type="string" calcext:value-type="string">
            <text:p><text:a xlink:href="http://www.nexusmods.com/fallout3/mods/3876/?" xlink:type="simple">http://www.nexusmods.com/fallout3/mods/3876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ems and Meds Re-Texture Pack</text:p>
          </table:table-cell>
          <table:table-cell office:value-type="string" calcext:value-type="string">
            <text:p><text:a xlink:href="http://www.nexusmods.com/fallout3/mods/15960/?" xlink:type="simple">http://www.nexusmods.com/fallout3/mods/15960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?" xlink:type="simple">http://www.nexusmods.com/fallout3/mods/1574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?" xlink:type="simple">http://www.nexusmods.com/fallout3/mods/1711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?" xlink:type="simple">http://www.nexusmods.com/fallout3/mods/1693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?" xlink:type="simple">http://www.nexusmods.com/fallout3/mods/5573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?" xlink:type="simple">http://www.nexusmods.com/fallout3/mods/17899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www.nexusmods.com/fallout3/mods/17876/?" xlink:type="simple">http://www.nexusmods.com/fallout3/mods/17876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arth from Space texture for Mothership Zeta</text:p>
          </table:table-cell>
          <table:table-cell office:value-type="string" calcext:value-type="string">
            <text:p><text:a xlink:href="http://www.nexusmods.com/fallout3/mods/19294/?" xlink:type="simple">http://www.nexusmods.com/fallout3/mods/19294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www.nexusmods.com/fallout3/mods/8340/?" xlink:type="simple">http://www.nexusmods.com/fallout3/mods/8340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Blood Textures v2_22b</text:p>
          </table:table-cell>
          <table:table-cell office:value-type="string" calcext:value-type="string">
            <text:p><text:a xlink:href="http://www.nexusmods.com/fallout3/mods/101/?" xlink:type="simple">http://www.nexusmods.com/fallout3/mods/101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alibr - ammo eXpansion pack</text:p>
          </table:table-cell>
          <table:table-cell office:value-type="string" calcext:value-type="string">
            <text:p><text:a xlink:href="http://www.nexusmods.com/fallout3/mods/11684/?" xlink:type="simple">http://www.nexusmods.com/fallout3/mods/11684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ence 2_0 - Robot Radio</text:p>
          </table:table-cell>
          <table:table-cell office:value-type="string" calcext:value-type="string">
            <text:p><text:a xlink:href="http://www.nexusmods.com/fallout3/mods/5612/?" xlink:type="simple">http://www.nexusmods.com/fallout3/mods/5612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?" xlink:type="simple">http://www.nexusmods.com/fallout3/mods/2136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?" xlink:type="simple">http://www.nexusmods.com/fallout3/mods/20183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Hirezd</text:p>
          </table:table-cell>
          <table:table-cell office:value-type="string" calcext:value-type="string">
            <text:p><text:a xlink:href="http://www.nexusmods.com/fallout3/mods/19931/?" xlink:type="simple">http://www.nexusmods.com/fallout3/mods/19931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www.nexusmods.com/fallout3/mods/7670/?" xlink:type="simple">http://www.nexusmods.com/fallout3/mods/7670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www.nexusmods.com/fallout3/mods/6341/?" xlink:type="simple">http://www.nexusmods.com/fallout3/mods/6341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ster Pipboy Faster</text:p>
          </table:table-cell>
          <table:table-cell office:value-type="string" calcext:value-type="string">
            <text:p><text:a xlink:href="http://www.nexusmods.com/newvegas/mods/35225/?" xlink:type="simple">http://www.nexusmods.com/newvegas/mods/3522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3-WRP - Weapon Retexture Project</text:p>
          </table:table-cell>
          <table:table-cell office:value-type="string" calcext:value-type="string">
            <text:p><text:a xlink:href="http://www.nexusmods.com/fallout3/mods/18133/?" xlink:type="simple">http://www.nexusmods.com/fallout3/mods/18133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NR Enhanced</text:p>
          </table:table-cell>
          <table:table-cell office:value-type="string" calcext:value-type="string">
            <text:p><text:a xlink:href="http://www.nexusmods.com/fallout3/mods/14946/?" xlink:type="simple">http://www.nexusmods.com/fallout3/mods/14946/?</text:a></text:p>
          </table:table-cell>
          <table:table-cell table:style-name="ce9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ll Of Equipment</text:p>
          </table:table-cell>
          <table:table-cell office:value-type="string" calcext:value-type="string">
            <text:p><text:a xlink:href="http://www.nexusmods.com/fallout3/mods/17145/?" xlink:type="simple">http://www.nexusmods.com/fallout3/mods/17145/?</text:a></text:p>
          </table:table-cell>
          <table:table-cell table:style-name="ce10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D Smoky Fire and Explosions for FO3</text:p>
          </table:table-cell>
          <table:table-cell office:value-type="string" calcext:value-type="string">
            <text:p><text:a xlink:href="http://www.nexusmods.com/fallout3/mods/20053/?" xlink:type="simple">http://www.nexusmods.com/fallout3/mods/20053/?</text:a></text:p>
          </table:table-cell>
          <table:table-cell table:style-name="ce11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-Res Weapons v3</text:p>
          </table:table-cell>
          <table:table-cell office:value-type="string" calcext:value-type="string">
            <text:p><text:a xlink:href="http://www.nexusmods.com/fallout3/mods/481/?" xlink:type="simple">http://www.nexusmods.com/fallout3/mods/481/?</text:a></text:p>
          </table:table-cell>
          <table:table-cell table:style-name="ce11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www.nexusmods.com/fallout3/mods/15790/?" xlink:type="simple">http://www.nexusmods.com/fallout3/mods/15790/?</text:a></text:p>
          </table:table-cell>
          <table:table-cell table:style-name="ce1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Glass Bullet Impact</text:p>
          </table:table-cell>
          <table:table-cell office:value-type="string" calcext:value-type="string">
            <text:p><text:a xlink:href="http://www.nexusmods.com/fallout3/mods/13120/?" xlink:type="simple">http://www.nexusmods.com/fallout3/mods/13120/?</text:a></text:p>
          </table:table-cell>
          <table:table-cell table:style-name="ce13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LOD Noise Texture</text:p>
          </table:table-cell>
          <table:table-cell office:value-type="string" calcext:value-type="string">
            <text:p><text:a xlink:href="http://www.nexusmods.com/fallout3/mods/17743/?" xlink:type="simple">http://www.nexusmods.com/fallout3/mods/17743/?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Sound FX v1.3</text:p>
          </table:table-cell>
          <table:table-cell office:value-type="string" calcext:value-type="string">
            <text:p><text:a xlink:href="http://www.nexusmods.com/fallout3/mods/627/?" xlink:type="simple">http://www.nexusmods.com/fallout3/mods/627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www.nexusmods.com/fallout3/mods/3211/?" xlink:type="simple">http://www.nexusmods.com/fallout3/mods/3211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?" xlink:type="simple">http://www.nexusmods.com/fallout3/mods/7875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Walkway</text:p>
          </table:table-cell>
          <table:table-cell office:value-type="string" calcext:value-type="string">
            <text:p><text:a xlink:href="http://www.nexusmods.com/fallout3/mods/8247/?" xlink:type="simple">http://www.nexusmods.com/fallout3/mods/8247/?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DLC Retextured</text:p>
          </table:table-cell>
          <table:table-cell office:value-type="string" calcext:value-type="string">
            <text:p><text:a xlink:href="http://www.nexusmods.com/fallout3/mods/8260/?" xlink:type="simple">http://www.nexusmods.com/fallout3/mods/8260/?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?" xlink:type="simple">http://www.nexusmods.com/fallout3/mods/11326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listic Death Physics</text:p>
          </table:table-cell>
          <table:table-cell table:style-name="ce5" office:value-type="string" calcext:value-type="string">
            <text:p><text:a xlink:href="http://www.nexusmods.com/fallout3/mods/12306/?" xlink:type="simple">http://www.nexusmods.com/fallout3/mods/12306/?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extured Clutter Collection</text:p>
          </table:table-cell>
          <table:table-cell office:value-type="string" calcext:value-type="string">
            <text:p><text:a xlink:href="http://www.nexusmods.com/fallout3/mods/6894/?" xlink:type="simple">http://www.nexusmods.com/fallout3/mods/6894/?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www.nexusmods.com/fallout3/mods/6938/?" xlink:type="simple">http://www.nexusmods.com/fallout3/mods/6938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vet City Texture Pack</text:p>
          </table:table-cell>
          <table:table-cell office:value-type="string" calcext:value-type="string">
            <text:p><text:a xlink:href="http://www.nexusmods.com/fallout3/mods/3612/?" xlink:type="simple">http://www.nexusmods.com/fallout3/mods/3612/?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?" xlink:type="simple">http://www.nexusmods.com/fallout3/mods/712/?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ot Revolution HD - Protectron</text:p>
          </table:table-cell>
          <table:table-cell office:value-type="string" calcext:value-type="string">
            <text:p><text:a xlink:href="http://www.nexusmods.com/fallout3/mods/18902/?" xlink:type="simple">http://www.nexusmods.com/fallout3/mods/18902/?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?" xlink:type="simple">http://www.nexusmods.com/fallout3/mods/18678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hiloh DS - Clean Pipboy Screen</text:p>
          </table:table-cell>
          <table:table-cell office:value-type="string" calcext:value-type="string">
            <text:p><text:a xlink:href="http://www.nexusmods.com/newvegas/mods/36255/?" xlink:type="simple">http://www.nexusmods.com/newvegas/mods/36255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?" xlink:type="simple">http://www.nexusmods.com/fallout3/mods/16875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nstitute - a fully voiced quest mod</text:p>
          </table:table-cell>
          <table:table-cell office:value-type="string" calcext:value-type="string">
            <text:p><text:a xlink:href="http://www.nexusmods.com/fallout3/mods/14449/?" xlink:type="simple">http://www.nexusmods.com/fallout3/mods/14449/?</text:a></text:p>
          </table:table-cell>
          <table:table-cell table:style-name="ce16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 sleep - perchance to dream</text:p>
          </table:table-cell>
          <table:table-cell office:value-type="string" calcext:value-type="string">
            <text:p><text:a xlink:href="http://www.nexusmods.com/fallout3/mods/6921/?" xlink:type="simple">http://www.nexusmods.com/fallout3/mods/6921/?</text:a></text:p>
          </table:table-cell>
          <table:table-cell table:style-name="ce17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HQ Terrain Overhaul</text:p>
          </table:table-cell>
          <table:table-cell office:value-type="string" calcext:value-type="string">
            <text:p><text:a xlink:href="http://www.nexusmods.com/fallout3/mods/19799/?" xlink:type="simple">http://www.nexusmods.com/fallout3/mods/19799/?</text:a></text:p>
          </table:table-cell>
          <table:table-cell table:style-name="ce17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table:style-name="ce14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WWUT - Unique Weapons With Unique Textures</text:p>
          </table:table-cell>
          <table:table-cell office:value-type="string" calcext:value-type="string">
            <text:p><text:a xlink:href="http://www.nexusmods.com/fallout3/mods/6309/?" xlink:type="simple">http://www.nexusmods.com/fallout3/mods/6309/?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ult 101 Revisited</text:p>
          </table:table-cell>
          <table:table-cell office:value-type="string" calcext:value-type="string">
            <text:p><text:a xlink:href="http://www.nexusmods.com/fallout3/mods/13308/?" xlink:type="simple">http://www.nexusmods.com/fallout3/mods/13308/?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www.nexusmods.com/fallout3/mods/3388/?" xlink:type="simple">http://www.nexusmods.com/fallout3/mods/3388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ats Your Brand - cigarette texture megapack</text:p>
          </table:table-cell>
          <table:table-cell office:value-type="string" calcext:value-type="string">
            <text:p><text:a xlink:href="http://www.nexusmods.com/fallout3/mods/591/?" xlink:type="simple">http://www.nexusmods.com/fallout3/mods/591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 table:number-rows-repeated="1048489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Fallout 3 GOTY mods'.C53:'Fallout 3 GOTY mods'.C1048576 'Fallout 3 GOTY mods'.C1:'Fallout 3 GOTY mods'.C46 'Fallout 3 GOTY mods'.C48:'Fallout 3 GOTY mods'.C48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53:'Fallout 3 GOTY mods'.C1048576 'Fallout 3 GOTY mods'.C1:'Fallout 3 GOTY mods'.C46 'Fallout 3 GOTY mods'.C48:'Fallout 3 GOTY mods'.C48">
            <calcext:condition calcext:apply-style-name="Untitled3" calcext:value="=&quot;Partial&quot;" calcext:base-cell-address="'Fallout 3 GOTY mods'.C1"/>
          </calcext:conditional-format>
          <calcext:conditional-format calcext:target-range-address="'Fallout 3 GOTY mods'.C47:'Fallout 3 GOTY mods'.C48">
            <calcext:condition calcext:apply-style-name="Untitled1" calcext:value="=&quot;Yes&quot;" calcext:base-cell-address="'Fallout 3 GOTY mods'.C47"/>
            <calcext:condition calcext:apply-style-name="Untitled2" calcext:value="=&quot;No&quot;" calcext:base-cell-address="'Fallout 3 GOTY mods'.C47"/>
          </calcext:conditional-format>
          <calcext:conditional-format calcext:target-range-address="'Fallout 3 GOTY mods'.C47:'Fallout 3 GOTY mods'.C48">
            <calcext:condition calcext:apply-style-name="Untitled3" calcext:value="=&quot;Partial&quot;" calcext:base-cell-address="'Fallout 3 GOTY mods'.C47"/>
          </calcext:conditional-format>
          <calcext:conditional-format calcext:target-range-address="'Fallout 3 GOTY mods'.C49:'Fallout 3 GOTY mods'.C50">
            <calcext:condition calcext:apply-style-name="Untitled1" calcext:value="=&quot;Yes&quot;" calcext:base-cell-address="'Fallout 3 GOTY mods'.C49"/>
            <calcext:condition calcext:apply-style-name="Untitled2" calcext:value="=&quot;No&quot;" calcext:base-cell-address="'Fallout 3 GOTY mods'.C49"/>
          </calcext:conditional-format>
          <calcext:conditional-format calcext:target-range-address="'Fallout 3 GOTY mods'.C49:'Fallout 3 GOTY mods'.C50">
            <calcext:condition calcext:apply-style-name="Untitled3" calcext:value="=&quot;Partial&quot;" calcext:base-cell-address="'Fallout 3 GOTY mods'.C49"/>
          </calcext:conditional-format>
          <calcext:conditional-format calcext:target-range-address="'Fallout 3 GOTY mods'.C81:'Fallout 3 GOTY mods'.C84 'Fallout 3 GOTY mods'.C52:'Fallout 3 GOTY mods'.C76">
            <calcext:condition calcext:apply-style-name="Untitled1" calcext:value="=&quot;Yes&quot;" calcext:base-cell-address="'Fallout 3 GOTY mods'.C52"/>
            <calcext:condition calcext:apply-style-name="Untitled2" calcext:value="=&quot;No&quot;" calcext:base-cell-address="'Fallout 3 GOTY mods'.C52"/>
          </calcext:conditional-format>
          <calcext:conditional-format calcext:target-range-address="'Fallout 3 GOTY mods'.C81:'Fallout 3 GOTY mods'.C84 'Fallout 3 GOTY mods'.C52:'Fallout 3 GOTY mods'.C76">
            <calcext:condition calcext:apply-style-name="Untitled3" calcext:value="=&quot;Partial&quot;" calcext:base-cell-address="'Fallout 3 GOTY mods'.C52"/>
          </calcext:conditional-format>
          <calcext:conditional-format calcext:target-range-address="'Fallout 3 GOTY mods'.C77:'Fallout 3 GOTY mods'.C77">
            <calcext:condition calcext:apply-style-name="Untitled1" calcext:value="=&quot;Yes&quot;" calcext:base-cell-address="'Fallout 3 GOTY mods'.C77"/>
            <calcext:condition calcext:apply-style-name="Untitled2" calcext:value="=&quot;No&quot;" calcext:base-cell-address="'Fallout 3 GOTY mods'.C77"/>
          </calcext:conditional-format>
          <calcext:conditional-format calcext:target-range-address="'Fallout 3 GOTY mods'.C77:'Fallout 3 GOTY mods'.C77">
            <calcext:condition calcext:apply-style-name="Untitled3" calcext:value="=&quot;Partial&quot;" calcext:base-cell-address="'Fallout 3 GOTY mods'.C77"/>
          </calcext:conditional-format>
          <calcext:conditional-format calcext:target-range-address="'Fallout 3 GOTY mods'.C78:'Fallout 3 GOTY mods'.C78">
            <calcext:condition calcext:apply-style-name="Untitled1" calcext:value="=&quot;Yes&quot;" calcext:base-cell-address="'Fallout 3 GOTY mods'.C78"/>
            <calcext:condition calcext:apply-style-name="Untitled2" calcext:value="=&quot;No&quot;" calcext:base-cell-address="'Fallout 3 GOTY mods'.C78"/>
          </calcext:conditional-format>
          <calcext:conditional-format calcext:target-range-address="'Fallout 3 GOTY mods'.C78:'Fallout 3 GOTY mods'.C78">
            <calcext:condition calcext:apply-style-name="Untitled3" calcext:value="=&quot;Partial&quot;" calcext:base-cell-address="'Fallout 3 GOTY mods'.C78"/>
          </calcext:conditional-format>
          <calcext:conditional-format calcext:target-range-address="'Fallout 3 GOTY mods'.C79:'Fallout 3 GOTY mods'.C80">
            <calcext:condition calcext:apply-style-name="Untitled1" calcext:value="=&quot;Yes&quot;" calcext:base-cell-address="'Fallout 3 GOTY mods'.C79"/>
            <calcext:condition calcext:apply-style-name="Untitled2" calcext:value="=&quot;No&quot;" calcext:base-cell-address="'Fallout 3 GOTY mods'.C79"/>
          </calcext:conditional-format>
          <calcext:conditional-format calcext:target-range-address="'Fallout 3 GOTY mods'.C79:'Fallout 3 GOTY mods'.C80">
            <calcext:condition calcext:apply-style-name="Untitled3" calcext:value="=&quot;Partial&quot;" calcext:base-cell-address="'Fallout 3 GOTY mods'.C79"/>
          </calcext:conditional-format>
          <calcext:conditional-format calcext:target-range-address="'Fallout 3 GOTY mods'.C51:'Fallout 3 GOTY mods'.C51">
            <calcext:condition calcext:apply-style-name="Untitled1" calcext:value="=&quot;Yes&quot;" calcext:base-cell-address="'Fallout 3 GOTY mods'.C51"/>
            <calcext:condition calcext:apply-style-name="Untitled2" calcext:value="=&quot;No&quot;" calcext:base-cell-address="'Fallout 3 GOTY mods'.C51"/>
          </calcext:conditional-format>
          <calcext:conditional-format calcext:target-range-address="'Fallout 3 GOTY mods'.C51:'Fallout 3 GOTY mods'.C51">
            <calcext:condition calcext:apply-style-name="Untitled3" calcext:value="=&quot;Partial&quot;" calcext:base-cell-address="'Fallout 3 GOTY mods'.C51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09:35:40.1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9-06T00:14:22.721000000</dc:date>
    <meta:editing-duration>P11DT3H29M27S</meta:editing-duration>
    <meta:editing-cycles>47</meta:editing-cycles>
    <meta:generator>LibreOffice/5.1.3.2$Windows_x86 LibreOffice_project/644e4637d1d8544fd9f56425bd6cec110e49301b</meta:generator>
    <meta:document-statistic meta:table-count="1" meta:cell-count="256" meta:object-count="0"/>
  </office:meta>
</office:document-meta>
</file>